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112C000007ACBA359B89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8.191cm" svg:height="12.593cm" svg:x="0.5cm" svg:y="2cm">
          <draw:image xlink:href="Pictures/100000000000112C000007ACBA359B8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9T12:53:24.095663200</meta:creation-date>
    <dc:date>2026-01-29T12:55:11.310673800</dc:date>
    <meta:editing-duration>PT1M48S</meta:editing-duration>
    <meta:editing-cycles>1</meta:editing-cycles>
    <meta:document-statistic meta:object-count="1"/>
    <meta:generator>LibreOffice/25.8.3.2$Windows_X86_64 LibreOffice_project/8ca8d55c161d602844f5428fa4b58097424e324e</meta:generator>
  </office:meta>
</office:document-meta>
</file>